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textarea-horizontal-align="justify" draw:textarea-vertical-align="middle" draw:auto-grow-height="false" fo:min-height="12.09cm" fo:min-width="11.078cm" fo:padding-top="0.178cm" fo:padding-bottom="0.178cm" fo:padding-left="0.303cm" fo:padding-right="0.303cm" loext:decorative="false"/>
    </style:style>
    <style:style style:name="gr2" style:family="graphic" style:parent-style-name="standard">
      <style:graphic-properties svg:stroke-width="0.159cm" svg:stroke-color="#000000" draw:marker-start-width="0.438cm" draw:marker-end-width="0.438cm" draw:textarea-horizontal-align="justify" draw:textarea-vertical-align="middle" draw:auto-grow-height="false" fo:min-height="7.538cm" fo:min-width="6.527cm" fo:padding-top="0.204cm" fo:padding-bottom="0.204cm" fo:padding-left="0.329cm" fo:padding-right="0.329cm" loext:decorative="false"/>
    </style:style>
    <style:style style:name="gr3" style:family="graphic" style:parent-style-name="standard">
      <style:graphic-properties svg:stroke-color="#ffffff" draw:fill="solid" draw:fill-color="#ffffff" draw:opacity="100%" draw:opacity-name="" draw:textarea-horizontal-align="justify" draw:textarea-vertical-align="middle" draw:auto-grow-height="false" fo:min-height="5.858cm" fo:min-width="5.608cm" loext:decorative="false"/>
    </style:style>
    <style:style style:name="gr4" style:family="graphic" style:parent-style-name="standard">
      <style:graphic-properties svg:stroke-width="0.159cm" svg:stroke-color="#2a6099" draw:marker-start-width="0.438cm" draw:marker-end-width="0.438cm" draw:textarea-horizontal-align="justify" draw:textarea-vertical-align="middle" draw:auto-grow-height="false" fo:min-height="13.052cm" fo:min-width="12.042cm" fo:padding-top="0.204cm" fo:padding-bottom="0.204cm" fo:padding-left="0.329cm" fo:padding-right="0.329cm" loext:decorative="false"/>
    </style:style>
    <style:style style:name="gr5" style:family="graphic" style:parent-style-name="standard">
      <style:graphic-properties svg:stroke-width="0.106cm" svg:stroke-color="#ff0000" draw:marker-start-width="0.359cm" draw:marker-end-width="0.359cm" draw:textarea-horizontal-align="justify" draw:textarea-vertical-align="middle" draw:auto-grow-height="false" fo:min-height="13.106cm" fo:min-width="12.042cm" fo:padding-top="0.178cm" fo:padding-bottom="0.178cm" fo:padding-left="0.303cm" fo:padding-right="0.303cm" loext:decorative="false"/>
    </style:style>
    <style:style style:name="gr6" style:family="graphic" style:parent-style-name="standard">
      <style:graphic-properties svg:stroke-color="#ffffff" draw:fill="solid" draw:fill-color="#ffffff" draw:textarea-horizontal-align="justify" draw:textarea-vertical-align="middle" draw:auto-grow-height="false" fo:min-height="5.14cm" fo:min-width="4.89cm" loext:decorative="false"/>
    </style:style>
    <style:style style:name="gr7" style:family="graphic" style:parent-style-name="standard">
      <style:graphic-properties svg:stroke-width="0.106cm" svg:stroke-color="#00a933" draw:marker-start="Dimension_20_Lines" draw:marker-start-width="0.762cm" draw:marker-end-width="0.762cm" draw:opacity="100%" draw:textarea-vertical-align="middle" fo:padding-top="0.178cm" fo:padding-bottom="0.178cm" fo:padding-left="0.303cm" fo:padding-right="0.303cm" loext:decorative="false"/>
    </style:style>
    <style:style style:name="gr8" style:family="graphic" style:parent-style-name="standard">
      <style:graphic-properties draw:stroke="none" svg:stroke-color="#000000" draw:fill="none" draw:fill-color="#ffffff" draw:auto-grow-height="true" draw:auto-grow-width="false" fo:min-height="1.894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0.702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in-height="0.577cm" loext:decorative="false"/>
      <style:paragraph-properties style:writing-mode="lr-tb"/>
    </style:style>
    <style:style style:name="P1" style:family="paragraph">
      <style:paragraph-properties fo:text-align="center"/>
    </style:style>
    <style:style style:name="P2" style:family="paragraph">
      <loext:graphic-properties draw:fill="solid" draw:fill-color="#ffffff" draw:opacity="100%"/>
      <style:paragraph-properties fo:text-align="center"/>
    </style:style>
    <style:style style:name="P3" style:family="paragraph">
      <loext:graphic-properties draw:fill="solid" draw:fill-color="#ffffff"/>
      <style:paragraph-properties fo:text-align="center"/>
    </style:style>
    <style:style style:name="P4" style:family="paragraph">
      <loext:graphic-properties draw:opacity="100%"/>
      <style:paragraph-properties fo:text-align="center"/>
    </style:style>
    <style:style style:name="P5" style:family="paragraph">
      <style:paragraph-properties fo:margin-top="0.42cm" fo:margin-bottom="0.35cm"/>
      <style:text-properties fo:color="#00a933" loext:opacity="100%" fo:font-size="40pt" style:font-size-asian="40pt" style:font-size-complex="40pt"/>
    </style:style>
    <style:style style:name="P6" style:family="paragraph">
      <loext:graphic-properties draw:fill="none" draw:fill-color="#ffffff"/>
      <style:paragraph-properties fo:margin-top="0.42cm" fo:margin-bottom="0.35cm"/>
      <style:text-properties fo:color="#00a933" loext:opacity="100%" fo:font-size="40pt" style:font-size-asian="40pt" style:font-size-complex="40pt"/>
    </style:style>
    <style:style style:name="P7" style:family="paragraph">
      <loext:graphic-properties draw:fill="none" draw:fill-color="#ffffff"/>
    </style:style>
    <style:style style:name="P8" style:family="paragraph">
      <style:text-properties fo:font-size="14pt"/>
    </style:style>
    <style:style style:name="P9" style:family="paragraph">
      <loext:graphic-properties draw:fill="none" draw:fill-color="#ffffff"/>
      <style:text-properties fo:font-size="1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11.684cm" svg:height="11.684cm" svg:x="2.502cm" svg:y="2.502cm">
          <text:p/>
          <draw:enhanced-geometry svg:viewBox="0 0 21600 21600" draw:text-areas="?f1 ?f2 ?f3 ?f4" draw:mirror-horizontal="false" draw:mirror-vertical="false" draw:type="star24" draw:modifiers="108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position-x="$0" draw:handle-position-y="10800" draw:handle-range-x-minimum="0" draw:handle-range-x-maximum="10800"/>
          </draw:enhanced-geometry>
        </draw:custom-shape>
        <draw:custom-shape draw:style-name="gr2" draw:text-style-name="P1" draw:layer="layout" svg:width="10.159cm" svg:height="10.16cm" svg:x="3.265cm" svg:y="3.26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 draw:text-style-name="P1" draw:layer="layout" svg:width="11.684cm" svg:height="11.684cm" draw:transform="rotate (0.130899693899575) translate (1.789cm 3.315cm)">
          <text:p/>
          <draw:enhanced-geometry svg:viewBox="0 0 21600 21600" draw:text-areas="?f1 ?f2 ?f3 ?f4" draw:mirror-horizontal="false" draw:mirror-vertical="false" draw:type="star24" draw:modifiers="108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position-x="$0" draw:handle-position-y="10800" draw:handle-range-x-minimum="0" draw:handle-range-x-maximum="10800"/>
          </draw:enhanced-geometry>
        </draw:custom-shape>
        <draw:custom-shape draw:style-name="gr3" draw:text-style-name="P2" draw:layer="layout" svg:width="8.636cm" svg:height="8.636cm" svg:x="4.026cm" svg:y="4.02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1" draw:layer="layout" svg:width="12.7cm" svg:height="12.7cm" svg:x="1.994cm" svg:y="1.994cm">
          <text:p/>
          <draw:enhanced-geometry svg:viewBox="0 0 21600 21600" draw:text-areas="?f4 ?f4 ?f3 ?f3" draw:type="star4" draw:modifiers="108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position-x="$0" draw:handle-position-y="10800" draw:handle-range-x-minimum="0" draw:handle-range-x-maximum="10800"/>
          </draw:enhanced-geometry>
        </draw:custom-shape>
        <draw:custom-shape draw:style-name="gr5" draw:text-style-name="P1" draw:layer="layout" svg:width="12.7cm" svg:height="12.7cm" draw:transform="rotate (0.785398163397448) translate (-0.635cm 8.345cm)">
          <text:p/>
          <draw:enhanced-geometry svg:viewBox="0 0 21600 21600" draw:text-areas="?f4 ?f4 ?f3 ?f3" draw:type="star4" draw:modifiers="108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position-x="$0" draw:handle-position-y="10800" draw:handle-range-x-minimum="0" draw:handle-range-x-maximum="10800"/>
          </draw:enhanced-geometry>
        </draw:custom-shape>
        <draw:custom-shape draw:style-name="gr6" draw:text-style-name="P3" draw:layer="layout" svg:width="7.62cm" svg:height="7.62cm" svg:x="4.534cm" svg:y="4.53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ircle draw:style-name="gr7" draw:text-style-name="P4" draw:layer="layout" svg:width="15.24cm" svg:height="15.24cm" svg:x="0.724cm" svg:y="0.724cm" draw:kind="arc" draw:start-angle="90.35" draw:end-angle="179.67">
          <text:p/>
        </draw:circle>
        <draw:frame draw:style-name="gr8" draw:text-style-name="P6" draw:layer="layout" svg:width="1.587cm" svg:height="2.144cm" svg:x="1.359cm" svg:y="1.676cm">
          <draw:text-box>
            <text:p text:style-name="P5">Δ</text:p>
          </draw:text-box>
        </draw:frame>
        <draw:frame draw:style-name="gr9" draw:text-style-name="P7" draw:layer="layout" svg:width="0.636cm" svg:height="0.962cm" svg:x="7.925cm" svg:y="4.207cm">
          <draw:text-box>
            <text:p>0</text:p>
          </draw:text-box>
        </draw:frame>
        <draw:frame draw:style-name="gr9" draw:text-style-name="P7" draw:layer="layout" svg:width="1.371cm" svg:height="0.962cm" svg:x="7.825cm" svg:y="11.509cm">
          <draw:text-box>
            <text:p>24</text:p>
          </draw:text-box>
        </draw:frame>
        <draw:frame draw:style-name="gr9" draw:text-style-name="P7" draw:layer="layout" svg:width="1.271cm" svg:height="0.962cm" svg:x="11.418cm" svg:y="7.817cm">
          <draw:text-box>
            <text:p>12</text:p>
          </draw:text-box>
        </draw:frame>
        <draw:frame draw:style-name="gr9" draw:text-style-name="P7" draw:layer="layout" svg:width="1.271cm" svg:height="0.962cm" svg:x="4.215cm" svg:y="7.809cm">
          <draw:text-box>
            <text:p>36</text:p>
          </draw:text-box>
        </draw:frame>
        <draw:frame draw:style-name="gr9" draw:text-style-name="P7" draw:layer="layout" svg:width="0.636cm" svg:height="0.962cm" svg:x="10.566cm" svg:y="5.277cm">
          <draw:text-box>
            <text:p>6</text:p>
          </draw:text-box>
        </draw:frame>
        <draw:frame draw:style-name="gr10" draw:text-style-name="P7" draw:layer="layout" svg:width="1.271cm" svg:height="0.962cm" svg:x="10.365cm" svg:y="10.449cm">
          <draw:text-box>
            <text:p>18</text:p>
          </draw:text-box>
        </draw:frame>
        <draw:frame draw:style-name="gr10" draw:text-style-name="P7" draw:layer="layout" svg:width="1.271cm" svg:height="0.962cm" svg:x="5.169cm" svg:y="10.557cm">
          <draw:text-box>
            <text:p>30</text:p>
          </draw:text-box>
        </draw:frame>
        <draw:frame draw:style-name="gr10" draw:text-style-name="P7" draw:layer="layout" svg:width="1.271cm" svg:height="0.962cm" svg:x="5.169cm" svg:y="5.169cm">
          <draw:text-box>
            <text:p>42</text:p>
          </draw:text-box>
        </draw:frame>
        <draw:frame draw:style-name="gr9" draw:text-style-name="P9" draw:layer="layout" svg:width="0.636cm" svg:height="0.962cm" svg:x="8.525cm" svg:y="3.607cm">
          <draw:text-box>
            <text:p text:style-name="P8">1</text:p>
          </draw:text-box>
        </draw:frame>
        <draw:frame draw:style-name="gr11" draw:text-style-name="P9" draw:layer="layout" svg:width="1.336cm" svg:height="0.827cm" svg:x="7.225cm" svg:y="3.607cm">
          <draw:text-box>
            <text:p text:style-name="P8">47</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Dimension_20_Lines" draw:display-name="Dimension Lines" svg:viewBox="0 0 836 110" svg:d="M0 0h278 278 280v36 36 38h-278-278-280v-36-36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762cm" svg:stroke-color="#00a933" draw:marker-start="Dimension_20_Lines" draw:marker-start-width="2.54cm" draw:marker-start-center="true" draw:marker-end="Dimension_20_Lines" draw:marker-end-width="2.54cm" draw:marker-end-center="true" draw:stroke-linejoin="none" draw:fill="none" draw:fill-color="#c0c0c0" loext:fill-use-slide-background="false"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5.24cm" fo:page-height="15.2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4T15:31:26.280997076</meta:creation-date>
    <dc:date>2025-11-04T16:53:01.133509233</dc:date>
    <meta:editing-duration>PT14M11S</meta:editing-duration>
    <meta:editing-cycles>4</meta:editing-cycles>
    <meta:generator>LibreOffice/25.2.6.2$Linux_X86_64 LibreOffice_project/520$Build-2</meta:generator>
    <meta:document-statistic meta:object-count="19"/>
  </office:meta>
</office:document-meta>
</file>